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1E2C3C59639.png" manifest:media-type="image/png"/>
  <manifest:file-entry manifest:full-path="Pictures/1000020100000432000000D83CE0227C.png" manifest:media-type="image/png"/>
  <manifest:file-entry manifest:full-path="Pictures/100002010000023A00000082AD49281A.png" manifest:media-type="image/png"/>
  <manifest:file-entry manifest:full-path="Pictures/1000020100000453000000E5218300F5.png" manifest:media-type="image/png"/>
  <manifest:file-entry manifest:full-path="Pictures/10000201000004EC000001D52F8954A1.png" manifest:media-type="image/png"/>
  <manifest:file-entry manifest:full-path="Pictures/100002010000053A0000022CC96B4CE2.png" manifest:media-type="image/png"/>
  <manifest:file-entry manifest:full-path="Pictures/10000201000005350000014BD9805C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4.219cm" draw:z-index="0"><draw:image xlink:href="Pictures/10000201000005350000014BD9805CE0.png" xlink:type="simple" xlink:show="embed" xlink:actuate="onLoad"/></draw:frame></text:p>
      <text:p text:style-name="Standard"><draw:frame draw:style-name="fr1" draw:name="Imagem2" text:anchor-type="paragraph" svg:width="17cm" svg:height="7.063cm" draw:z-index="1"><draw:image xlink:href="Pictures/100002010000053A0000022CC96B4CE2.png" xlink:type="simple" xlink:show="embed" xlink:actuate="onLoad"/></draw:frame></text:p>
      <text:p text:style-name="Standard"><draw:frame draw:style-name="fr1" draw:name="Imagem3" text:anchor-type="paragraph" svg:width="17cm" svg:height="6.327cm" draw:z-index="2"><draw:image xlink:href="Pictures/10000201000004EC000001D52F8954A1.png" xlink:type="simple" xlink:show="embed" xlink:actuate="onLoad"/></draw:frame></text:p>
      <text:p text:style-name="Standard"><draw:frame draw:style-name="fr2" draw:name="Imagem4" text:anchor-type="paragraph" svg:width="15.083cm" svg:height="3.44cm" draw:z-index="3"><draw:image xlink:href="Pictures/100002010000023A00000082AD4928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5" text:anchor-type="paragraph" svg:width="17cm" svg:height="3.418cm" draw:z-index="4"><draw:image xlink:href="Pictures/1000020100000432000000D83CE0227C.png" xlink:type="simple" xlink:show="embed" xlink:actuate="onLoad"/></draw:frame><text:soft-page-break/></text:p>
      <text:p text:style-name="Standard"><draw:frame draw:style-name="fr1" draw:name="Imagem6" text:anchor-type="paragraph" svg:width="17cm" svg:height="3.515cm" draw:z-index="5"><draw:image xlink:href="Pictures/1000020100000453000000E5218300F5.png" xlink:type="simple" xlink:show="embed" xlink:actuate="onLoad"/></draw:frame></text:p>
      <text:p text:style-name="Standard"><draw:frame draw:style-name="fr1" draw:name="Imagem7" text:anchor-type="paragraph" svg:width="17cm" svg:height="8.37cm" draw:z-index="6"><draw:image xlink:href="Pictures/10000201000003D3000001E2C3C5963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38:20.706000000</meta:creation-date>
    <dc:date>2018-04-02T15:39:24.046000000</dc:date>
    <meta:editing-duration>P0D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